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style:text-underline-style="solid" style:text-underline-type="double" style:text-underline-width="auto" style:text-underline-color="font-color" officeooo:rsid="0010141b" officeooo:paragraph-rsid="000e82ab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color="#ce181e"/>
    </style:style>
    <style:style style:name="P11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fo:font-size="12pt"/>
    </style:style>
    <style:style style:name="T5" style:family="text">
      <style:text-properties fo:color="#ce181e"/>
    </style:style>
    <style:style style:name="T6" style:family="text">
      <style:text-properties fo:font-size="12pt"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0.2311in" fo:min-width="1.1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start="Arrowheads_20_1"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Arrowheads_20_1" draw:fill="none" draw:fill-color="#ffffff" fo:min-height="0.2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color="#000000"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Fine_20_Dashed" svg:stroke-color="#000000"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Fine_20_Dashed" svg:stroke-color="#000000" draw:marker-start="Arrowheads_20_2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start="Arrowheads_20_1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stroke-dash="Fine_20_Dashed" svg:stroke-color="#000000" draw:marker-start="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draw:stroke-dash="Fine_20_Dashed" svg:stroke-color="#000000" draw:marker-start="" draw:marker-end="Arrowheads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Fine_20_Dotted"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draw:stroke-dash="Fine_20_Dotted" svg:stroke-color="#000000" draw:marker-start="Arrowheads_20_2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Fine_20_Dotted" svg:stroke-color="#000000" draw:marker-start="" draw:fill-color="#000000" draw:textarea-horizontal-align="justify" draw:textarea-vertical-align="middle" draw:auto-grow-height="false" fo:min-height="0.0319in" fo:min-width="0.0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stroke-dash="Fine_20_Dotted" svg:stroke-color="#000000" draw:marker-start="" draw:fill="none" draw:fill-color="#ffffff" fo:min-height="0.4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draw:stroke-dash="Fine_20_Dotted" svg:stroke-color="#000000" draw:marker-start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stroke-dash="Fine_20_Dashed" svg:stroke-color="#000000" draw:marker-start="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dash" draw:stroke-dash="Line_20_Style_20_9" svg:stroke-color="#ed1c24" draw:marker-start="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draw:stroke-dash="Fine_20_Dotted" svg:stroke-color="#000000" draw:marker-start="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marker-start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draw:stroke-dash="Dashed_20__28_var_29__20_4" svg:stroke-color="#000000" draw:marker-start="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1.1685in" svg:height="0.2315in" draw:transform="rotate (0.174532925199433) translate (1.08263888888889in 1.84166666666667in)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" draw:name="Shape2" draw:style-name="gr2" draw:text-style-name="P2" svg:x1="1.6063in" svg:y1="0.2728in" svg:x2="1.6283in" svg:y2="1.8575in"><text:p/></draw:line><draw:frame text:anchor-type="paragraph" draw:z-index="2" draw:name="Shape3" draw:style-name="gr3" draw:text-style-name="P3" svg:width="0.365in" svg:height="0.2752in" svg:x="1.7846in" svg:y="0.3173in"><draw:text-box><text:p><text:span text:style-name="T1">ϕ=0</text:span></text:p></draw:text-box></draw:frame><draw:line text:anchor-type="paragraph" draw:z-index="3" draw:name="Shape4" draw:style-name="gr4" draw:text-style-name="P4" svg:x1="0.4307in" svg:y1="2.0882in" svg:x2="2.8933in" svg:y2="1.6118in"><text:p/></draw:line><draw:line text:anchor-type="paragraph" draw:z-index="4" draw:name="Shape5" draw:style-name="gr5" draw:text-style-name="P4" svg:x1="0.289in" svg:y1="1.7535in" svg:x2="1.6287in" svg:y2="1.8579in"><text:p/></draw:line><draw:line text:anchor-type="paragraph" draw:z-index="5" draw:name="Shape6" draw:style-name="gr5" draw:text-style-name="P4" svg:x1="1.6283in" svg:y1="1.8579in" svg:x2="2.7465in" svg:y2="1.1508in"><text:p/></draw:line><draw:ellipse text:anchor-type="paragraph" draw:z-index="6" draw:name="Shape7" draw:style-name="gr6" draw:text-style-name="P4" svg:width="0.3717in" svg:height="0.1421in" svg:x="1.4134in" svg:y="0.5402in" draw:kind="arc" draw:start-angle="316.27" draw:end-angle="290.07"><text:p/></draw:ellipse><draw:line text:anchor-type="paragraph" draw:z-index="9" draw:name="Shape2" draw:style-name="gr2" draw:text-style-name="P2" svg:x1="5.252in" svg:y1="0.2583in" svg:x2="5.274in" svg:y2="1.8429in"><text:p/></draw:line><draw:line text:anchor-type="paragraph" draw:z-index="10" draw:name="Shape5" draw:style-name="gr5" draw:text-style-name="P4" svg:x1="4.322in" svg:y1="0.898in" svg:x2="5.2819in" svg:y2="1.8654in"><text:p/></draw:line><draw:line text:anchor-type="paragraph" draw:z-index="11" draw:name="Shape6" draw:style-name="gr5" draw:text-style-name="P4" svg:x1="5.2819in" svg:y1="1.8654in" svg:x2="6.472in" svg:y2="1.2028in"><text:p/></draw:line><draw:custom-shape text:anchor-type="paragraph" draw:z-index="7" draw:name="Shape1" draw:style-name="gr1" svg:width="1.1685in" svg:height="0.2315in" draw:transform="rotate (-0.174532925199433) translate (4.74652777777778in 1.65416666666667in)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8" draw:name="Shape4" draw:style-name="gr4" draw:text-style-name="P4" svg:x1="4.0764in" svg:y1="1.6571in" svg:x2="6.5618in" svg:y2="2.1028in"><text:p/></draw:line><draw:frame text:anchor-type="paragraph" draw:z-index="12" draw:name="Shape3" draw:style-name="gr7" draw:text-style-name="P3" svg:width="0.6331in" svg:height="0.3843in" svg:x="5.4307in" svg:y="0.3319in"><draw:text-box><text:p text:style-name="P5"><text:span text:style-name="T1">ϕ=180</text:span></text:p></draw:text-box></draw:frame><draw:ellipse text:anchor-type="paragraph" draw:z-index="13" draw:name="Shape7" draw:style-name="gr6" draw:text-style-name="P4" svg:width="0.3717in" svg:height="0.1421in" svg:x="5.0591in" svg:y="0.5547in" draw:kind="arc" draw:start-angle="316.27" draw:end-angle="290.07"><text:p/></draw:ellipse><draw:frame text:anchor-type="paragraph" draw:z-index="14" draw:name="Shape9" draw:style-name="gr8" draw:text-style-name="P6" svg:width="1.4287in" svg:height="0.2453in" svg:x="-0.098in" svg:y="2.2146in"><draw:text-box><text:p>Diffraction Planes</text:p></draw:text-box></draw:frame><draw:line text:anchor-type="paragraph" draw:z-index="15" draw:name="Shape10" draw:style-name="gr9" draw:text-style-name="P4" svg:x1="0.5425in" svg:y1="2.2591in" svg:x2="0.6764in" svg:y2="2.0882in"><text:p/></draw:line><draw:line text:anchor-type="paragraph" draw:z-index="16" draw:name="Shape12" draw:style-name="gr10" draw:text-style-name="P4" svg:x1="1.3303in" svg:y1="2.3709in" svg:x2="0.9138in" svg:y2="2.5193in"><text:p/></draw:line><draw:ellipse text:anchor-type="paragraph" draw:z-index="17" draw:name="Shape11" draw:style-name="gr11" draw:text-style-name="P7" svg:width="0.2386in" svg:height="0.2232in" svg:x="1.5319in" svg:y="2.0882in"><text:p/></draw:ellipse><draw:custom-shape text:anchor-type="paragraph" draw:z-index="18" draw:name="Shape13" draw:style-name="gr12" draw:text-style-name="P8" svg:width="0.0449in" svg:height="0.0449in" svg:x="1.6283in" svg:y="2.1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name="Shape14" draw:style-name="gr13" draw:text-style-name="P3" svg:width="1.1831in" svg:height="0.424in" svg:x="1.8744in" svg:y="2.2146in"><draw:text-box><text:p><text:span text:style-name="T1">R</text:span><text:span text:style-name="T2">y</text:span><text:span text:style-name="T3"> (out of page, along ω)</text:span></text:p></draw:text-box></draw:frame><draw:ellipse text:anchor-type="paragraph" draw:z-index="20" draw:name="Shape15" draw:style-name="gr14" draw:text-style-name="P4" svg:width="0.3803in" svg:height="0.376in" svg:x="1.4425in" svg:y="2.0244in" draw:kind="arc" draw:start-angle="181.76" draw:end-angle="323.16"><text:p/></draw:ellipse><draw:custom-shape text:anchor-type="paragraph" draw:z-index="21" draw:name="Shape1" draw:style-name="gr1" svg:width="1.1685in" svg:height="0.2315in" draw:transform="rotate (-0.0872664625997166) translate (1.17986111111111in 4.12013888888889in)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22" draw:name="Shape2" draw:style-name="gr2" draw:text-style-name="P2" svg:x1="1.6807in" svg:y1="2.7071in" svg:x2="1.7028in" svg:y2="4.2917in"><text:p/></draw:line><draw:frame text:anchor-type="paragraph" draw:z-index="23" draw:name="Shape3" draw:style-name="gr7" draw:text-style-name="P3" svg:width="0.5142in" svg:height="0.3843in" svg:x="1.8591in" svg:y="2.7516in"><draw:text-box><text:p><text:span text:style-name="T1">ϕ=90</text:span></text:p></draw:text-box></draw:frame><draw:line text:anchor-type="paragraph" draw:z-index="24" draw:name="Shape4" draw:style-name="gr4" draw:text-style-name="P4" svg:x1="0.411in" svg:y1="4.161in" svg:x2="3.102in" svg:y2="4.4346in"><text:p/></draw:line><draw:line text:anchor-type="paragraph" draw:z-index="25" draw:name="Shape5" draw:style-name="gr5" draw:text-style-name="P4" svg:x1="0.5327in" svg:y1="3.5228in" svg:x2="1.7028in" svg:y2="4.2917in"><text:p/></draw:line><draw:line text:anchor-type="paragraph" draw:z-index="26" draw:name="Shape6" draw:style-name="gr5" draw:text-style-name="P4" svg:x1="1.7028in" svg:y1="4.2917in" svg:x2="3.0244in" svg:y2="3.5925in"><text:p/></draw:line><draw:ellipse text:anchor-type="paragraph" draw:z-index="27" draw:name="Shape7" draw:style-name="gr6" draw:text-style-name="P4" svg:width="0.3717in" svg:height="0.1421in" svg:x="1.4874in" svg:y="2.9744in" draw:kind="arc" draw:start-angle="316.27" draw:end-angle="290.07"><text:p/></draw:ellipse><draw:frame text:anchor-type="paragraph" draw:z-index="28" draw:name="Shape9" draw:style-name="gr15" draw:text-style-name="P9" svg:width="1.4287in" svg:height="0.1925in" svg:x="-0.0236in" svg:y="4.6484in"><draw:text-box><text:p><text:span text:style-name="T4">Diffraction Planes</text:span></text:p></draw:text-box></draw:frame><draw:ellipse text:anchor-type="paragraph" draw:z-index="29" draw:name="Shape11" draw:style-name="gr11" draw:text-style-name="P7" svg:width="0.2386in" svg:height="0.2232in" svg:x="1.6063in" svg:y="4.522in"><text:p/></draw:ellipse><draw:custom-shape text:anchor-type="paragraph" draw:z-index="30" draw:name="Shape13" draw:style-name="gr12" draw:text-style-name="P8" svg:width="0.0449in" svg:height="0.0449in" svg:x="1.7028in" svg:y="4.6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1" draw:name="Shape14" draw:style-name="gr13" draw:text-style-name="P3" svg:width="1.1831in" svg:height="0.424in" svg:x="1.9484in" svg:y="4.6484in"><draw:text-box><text:p><text:span text:style-name="T1">R</text:span><text:span text:style-name="T2">x</text:span><text:span text:style-name="T3"> (out of page, along ω)</text:span></text:p></draw:text-box></draw:frame><draw:ellipse text:anchor-type="paragraph" draw:z-index="32" draw:name="Shape15" draw:style-name="gr14" draw:text-style-name="P4" svg:width="0.3803in" svg:height="0.376in" svg:x="1.5165in" svg:y="4.4583in" draw:kind="arc" draw:start-angle="181.76" draw:end-angle="323.16"><text:p/></draw:ellipse><draw:custom-shape text:anchor-type="paragraph" draw:z-index="33" draw:name="Shape1" draw:style-name="gr1" svg:width="1.1685in" svg:height="0.2315in" draw:transform="rotate (0.0872664625997165) translate (4.73819444444444in 4.26111111111111in)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34" draw:name="Shape4" draw:style-name="gr4" draw:text-style-name="P4" svg:x1="3.9791in" svg:y1="4.4429in" svg:x2="6.722in" svg:y2="4.2102in"><text:p/></draw:line><draw:line text:anchor-type="paragraph" draw:z-index="35" draw:name="Shape2" draw:style-name="gr2" draw:text-style-name="P2" svg:x1="5.2819in" svg:y1="2.7146in" svg:x2="5.3039in" svg:y2="4.2992in"><text:p/></draw:line><draw:line text:anchor-type="paragraph" draw:z-index="36" draw:name="Shape5" draw:style-name="gr5" draw:text-style-name="P4" svg:x1="3.9874in" svg:y1="4.0008in" svg:x2="5.3118in" svg:y2="4.3217in"><text:p/></draw:line><draw:line text:anchor-type="paragraph" draw:z-index="37" draw:name="Shape6" draw:style-name="gr5" draw:text-style-name="P4" svg:x1="5.3118in" svg:y1="4.3213in" svg:x2="6.5835in" svg:y2="3.7311in"><text:p/></draw:line><draw:frame text:anchor-type="paragraph" draw:z-index="38" draw:name="Shape3" draw:style-name="gr7" draw:text-style-name="P3" svg:width="0.6331in" svg:height="0.3843in" svg:x="5.4602in" svg:y="2.7882in"><draw:text-box><text:p text:style-name="P5"><text:span text:style-name="T1">ϕ=270</text:span></text:p></draw:text-box></draw:frame><draw:ellipse text:anchor-type="paragraph" draw:z-index="39" draw:name="Shape7" draw:style-name="gr6" draw:text-style-name="P4" svg:width="0.3717in" svg:height="0.1421in" svg:x="5.089in" svg:y="3.011in" draw:kind="arc" draw:start-angle="316.27" draw:end-angle="290.07"><text:p/></draw:ellipse><draw:line text:anchor-type="paragraph" draw:z-index="40" draw:name="Shape10" draw:style-name="gr9" draw:text-style-name="P4" svg:x1="0.4547in" svg:y1="4.5992in" svg:x2="0.5449in" svg:y2="4.2917in"><text:p/></draw:line><draw:line text:anchor-type="paragraph" draw:z-index="41" draw:name="Shape16" draw:style-name="gr16" draw:text-style-name="P4" svg:x1="1.6283in" svg:y1="1.8579in" svg:x2="1.3484in" svg:y2="0.3634in"><text:p/></draw:line><draw:frame text:anchor-type="paragraph" draw:z-index="42" draw:name="Shape17" draw:style-name="gr17" draw:text-style-name="P10" svg:width="0.776in" svg:height="0.576in" svg:x="0.6374in" svg:y="0.6819in"><draw:text-box><text:p><text:span text:style-name="T5">c-axis</text:span></text:p><text:p><text:span text:style-name="T5">(substrate)</text:span></text:p></draw:text-box></draw:frame><draw:line text:anchor-type="paragraph" draw:z-index="43" draw:name="Shape18" draw:style-name="gr18" draw:text-style-name="P4" svg:x1="1.115in" svg:y1="2.0248in" svg:x2="2.2386in" svg:y2="1.8268in"><text:p/></draw:line><draw:line text:anchor-type="paragraph" draw:z-index="44" draw:name="Shape18" draw:style-name="gr18" draw:text-style-name="P4" svg:x1="1.0992in" svg:y1="1.9319in" svg:x2="2.2228in" svg:y2="1.7339in"><text:p/></draw:line><draw:line text:anchor-type="paragraph" draw:z-index="45" draw:name="Shape18" draw:style-name="gr18" draw:text-style-name="P4" svg:x1="1.0827in" svg:y1="1.8902in" svg:x2="2.2063in" svg:y2="1.6921in"><text:p/></draw:line><draw:line text:anchor-type="paragraph" draw:z-index="46" draw:name="Shape18" draw:style-name="gr18" draw:text-style-name="P4" svg:x1="1.0992in" svg:y1="1.9846in" svg:x2="2.2228in" svg:y2="1.7866in"><text:p/></draw:line><draw:line text:anchor-type="paragraph" draw:z-index="47" draw:name="Shape18" draw:style-name="gr18" draw:text-style-name="P4" svg:x1="1.1142in" svg:y1="2.0693in" svg:x2="2.2378in" svg:y2="1.8713in"><text:p/></draw:line><draw:line text:anchor-type="paragraph" draw:z-index="48" draw:name="Shape18" draw:style-name="gr18" draw:text-style-name="P4" svg:x1="4.7217in" svg:y1="1.7941in" svg:x2="5.8453in" svg:y2="1.9921in"><text:p/></draw:line><draw:line text:anchor-type="paragraph" draw:z-index="49" draw:name="Shape18" draw:style-name="gr18" draw:text-style-name="P4" svg:x1="4.739in" svg:y1="1.7012in" svg:x2="5.8626in" svg:y2="1.8992in"><text:p/></draw:line><draw:line text:anchor-type="paragraph" draw:z-index="50" draw:name="Shape18" draw:style-name="gr18" draw:text-style-name="P4" svg:x1="4.7374in" svg:y1="1.6567in" svg:x2="5.861in" svg:y2="1.8547in"><text:p/></draw:line><draw:line text:anchor-type="paragraph" draw:z-index="51" draw:name="Shape18" draw:style-name="gr18" draw:text-style-name="P4" svg:x1="4.7209in" svg:y1="1.7512in" svg:x2="5.8445in" svg:y2="1.9492in"><text:p/></draw:line><draw:line text:anchor-type="paragraph" draw:z-index="52" draw:name="Shape18" draw:style-name="gr18" draw:text-style-name="P4" svg:x1="4.7059in" svg:y1="1.8358in" svg:x2="5.8295in" svg:y2="2.0339in"><text:p/></draw:line><draw:line text:anchor-type="paragraph" draw:z-index="53" draw:name="Shape18" draw:style-name="gr18" draw:text-style-name="P4" svg:x1="4.7583in" svg:y1="4.3992in" svg:x2="5.8949in" svg:y2="4.2996in"><text:p/></draw:line><draw:line text:anchor-type="paragraph" draw:z-index="54" draw:name="Shape18" draw:style-name="gr18" draw:text-style-name="P4" svg:x1="4.7508in" svg:y1="4.3051in" svg:x2="5.8874in" svg:y2="4.2055in"><text:p/></draw:line><draw:line text:anchor-type="paragraph" draw:z-index="55" draw:name="Shape18" draw:style-name="gr18" draw:text-style-name="P4" svg:x1="4.7382in" svg:y1="4.2622in" svg:x2="5.8748in" svg:y2="4.1626in"><text:p/></draw:line><draw:line text:anchor-type="paragraph" draw:z-index="56" draw:name="Shape18" draw:style-name="gr18" draw:text-style-name="P4" svg:x1="4.7465in" svg:y1="4.3575in" svg:x2="5.8831in" svg:y2="4.2579in"><text:p/></draw:line><draw:line text:anchor-type="paragraph" draw:z-index="57" draw:name="Shape18" draw:style-name="gr18" draw:text-style-name="P4" svg:x1="4.7539in" svg:y1="4.4433in" svg:x2="5.8906in" svg:y2="4.3437in"><text:p/></draw:line><draw:line text:anchor-type="paragraph" draw:z-index="58" draw:name="Shape18" draw:style-name="gr18" draw:text-style-name="P4" svg:x1="1.172in" svg:y1="4.3102in" svg:x2="2.3087in" svg:y2="4.4098in"><text:p/></draw:line><draw:line text:anchor-type="paragraph" draw:z-index="59" draw:name="Shape18" draw:style-name="gr18" draw:text-style-name="P4" svg:x1="1.1807in" svg:y1="4.2161in" svg:x2="2.3173in" svg:y2="4.3157in"><text:p/></draw:line><draw:line text:anchor-type="paragraph" draw:z-index="60" draw:name="Shape18" draw:style-name="gr18" draw:text-style-name="P4" svg:x1="1.1756in" svg:y1="4.1717in" svg:x2="2.3122in" svg:y2="4.2713in"><text:p/></draw:line><draw:line text:anchor-type="paragraph" draw:z-index="61" draw:name="Shape18" draw:style-name="gr18" draw:text-style-name="P4" svg:x1="1.1673in" svg:y1="4.2669in" svg:x2="2.3039in" svg:y2="4.3665in"><text:p/></draw:line><draw:line text:anchor-type="paragraph" draw:z-index="62" draw:name="Shape18" draw:style-name="gr18" draw:text-style-name="P4" svg:x1="1.1598in" svg:y1="4.3528in" svg:x2="2.2965in" svg:y2="4.4524in"><text:p/></draw:line><draw:frame text:anchor-type="paragraph" draw:z-index="63" draw:name="Shape8" draw:style-name="gr15" draw:text-style-name="P11" svg:width="0.4921in" svg:height="0.1925in" svg:x="2.4016in" svg:y="1.4626in"><draw:text-box><text:p><text:span text:style-name="T6">ω</text:span></text:p></draw:text-box></draw:frame><draw:ellipse text:anchor-type="paragraph" draw:z-index="64" draw:name="Shape19" draw:style-name="gr19" draw:text-style-name="P4" svg:width="0.1913in" svg:height="0.1996in" svg:x="2.1409in" svg:y="1.5366in" draw:kind="arc" draw:start-angle="282.63" draw:end-angle="115.86"><text:p/></draw:ellipse><draw:frame text:anchor-type="paragraph" draw:z-index="65" draw:name="Shape8" draw:style-name="gr20" draw:text-style-name="P11" svg:width="0.4921in" svg:height="0.1925in" svg:x="2.5327in" svg:y="4.0299in"><draw:text-box><text:p><text:span text:style-name="T6">ω</text:span></text:p></draw:text-box></draw:frame><draw:ellipse text:anchor-type="paragraph" draw:z-index="66" draw:name="Shape19" draw:style-name="gr19" draw:text-style-name="P4" svg:width="0.2961in" svg:height="0.2803in" svg:x="2.1327in" svg:y="4.0764in" draw:kind="arc" draw:start-angle="282.63" draw:end-angle="115.86"><text:p/></draw:ellipse><draw:frame text:anchor-type="paragraph" draw:z-index="67" draw:name="Shape8" draw:style-name="gr15" draw:text-style-name="P11" svg:width="0.4921in" svg:height="0.1925in" svg:x="6.1283in" svg:y="3.9862in"><draw:text-box><text:p><text:span text:style-name="T6">ω</text:span></text:p></draw:text-box></draw:frame><draw:ellipse text:anchor-type="paragraph" draw:z-index="68" draw:name="Shape19" draw:style-name="gr19" draw:text-style-name="P4" svg:width="0.1913in" svg:height="0.1996in" svg:x="5.8681in" svg:y="4.0602in" draw:kind="arc" draw:start-angle="282.63" draw:end-angle="115.86"><text:p/></draw:ellipse><draw:frame text:anchor-type="paragraph" draw:z-index="69" draw:name="Shape8" draw:style-name="gr20" draw:text-style-name="P11" svg:width="0.4921in" svg:height="0.1925in" svg:x="6.022in" svg:y="1.6264in"><draw:text-box><text:p><text:span text:style-name="T6">ω</text:span></text:p></draw:text-box></draw:frame><draw:ellipse text:anchor-type="paragraph" draw:z-index="70" draw:name="Shape19" draw:style-name="gr19" draw:text-style-name="P4" svg:width="0.2961in" svg:height="0.2803in" svg:x="5.622in" svg:y="1.6728in" draw:kind="arc" draw:start-angle="282.63" draw:end-angle="115.86"><text:p/></draw:ellips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3000 3000" svg:d="M1500 0l1500 2789v211h-114l-1286-2392v2392h-200v-2392l-1286 2392h-114v-211z"/>
    <draw:stroke-dash draw:name="Dashed_20__28_var_29__20_4" draw:display-name="Dashed (var) 4" draw:style="rect" draw:dots1="1" draw:dots1-length="112%" draw:distance="112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1799in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12:07:50.474795512</meta:creation-date>
    <dc:date>2020-10-24T19:20:04.089047851</dc:date>
    <meta:editing-duration>PT16H11M54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